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4cm" svg:height="14.5cm" svg:x="0.255cm" svg:y="0.23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20:18:34.833481079</meta:creation-date>
    <dc:date>2019-06-25T09:37:39.530852319</dc:date>
    <meta:editing-duration>PT3H40M51S</meta:editing-duration>
    <meta:editing-cycles>49</meta:editing-cycles>
    <meta:generator>LibreOffice/5.1.6.2$Linux_X86_64 LibreOffice_project/1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8pt" style:font-size-asian="10pt" style:font-size-complex="10pt"/>
    </style:style>
    <style:style style:name="ch5" style:family="chart">
      <style:chart-properties chart:auto-position="true" style:rotation-angle="0"/>
      <style:text-properties fo:font-size="18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9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9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9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cm" chart:symbol-height="0.2cm" chart:link-data-style-to-source="true"/>
      <style:graphic-properties svg:stroke-width="0.09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01cm" svg:height="14.501cm" xlink:href="." xlink:type="simple" chart:class="chart:scatter" chart:style-name="ch1">
        <chart:legend chart:legend-position="top" svg:x="1.222cm" svg:y="0.185cm" style:legend-expansion="wide" chart:style-name="ch2"/>
        <chart:plot-area chart:style-name="ch3" chart:data-source-has-labels="both" svg:x="1.995cm" svg:y="1.309cm" svg:width="19.958cm" svg:height="11.385cm">
          <chartooo:coordinate-region svg:x="3.119cm" svg:y="1.667cm" svg:width="18.224cm" svg:height="10.063cm"/>
          <chart:axis chart:dimension="x" chart:name="primary-x" chart:style-name="ch4" chartooo:axis-type="auto">
            <chart:title svg:x="10.934cm" svg:y="12.984cm" chart:style-name="ch5">
              <text:p>Recall</text:p>
            </chart:title>
            <chart:categories table:cell-range-address="local-table.$A$2:.$A$31"/>
          </chart:axis>
          <chart:axis chart:dimension="y" chart:name="primary-y" chart:style-name="ch4">
            <chart:title svg:x="0.451cm" svg:y="8.544cm" chart:style-name="ch6">
              <text:p>Precision</text:p>
            </chart:title>
            <chart:grid chart:style-name="ch7" chart:class="major"/>
          </chart:axis>
          <chart:series chart:style-name="ch8" chart:values-cell-range-address="local-table.$G$2:.$G$31" chart:label-cell-address="local-table.$G$1" chart:class="chart:scatter">
            <chart:domain table:cell-range-address="local-table.$F$2:.$F$31"/>
            <chart:data-point chart:repeated="30"/>
          </chart:series>
          <chart:series chart:style-name="ch9" chart:values-cell-range-address="local-table.$E$2:.$E$31" chart:label-cell-address="local-table.$E$1" chart:class="chart:scatter">
            <chart:domain table:cell-range-address="local-table.$D$2:.$D$31"/>
            <chart:data-point chart:repeated="30"/>
          </chart:series>
          <chart:series chart:style-name="ch10" chart:values-cell-range-address="local-table.$I$2:.$I$31" chart:label-cell-address="local-table.$I$1" chart:class="chart:scatter">
            <chart:domain table:cell-range-address="local-table.$H$2:.$H$31"/>
            <chart:data-point chart:repeated="30"/>
          </chart:series>
          <chart:series chart:style-name="ch11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rossRec, k=20</text:p>
              </table:table-cell>
              <table:table-cell office:value-type="string">
                <text:p/>
              </table:table-cell>
              <table:table-cell office:value-type="string">
                <text:p>LibRec, k=20</text:p>
              </table:table-cell>
              <table:table-cell office:value-type="string">
                <text:p/>
              </table:table-cell>
              <table:table-cell office:value-type="string">
                <text:p>LibRec, k=10</text:p>
              </table:table-cell>
              <table:table-cell office:value-type="string">
                <text:p/>
              </table:table-cell>
              <table:table-cell office:value-type="string">
                <text:p>CrossRec, k=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9702263720828">
                <text:p>0.0469702263720828</text:p>
              </table:table-cell>
              <table:table-cell office:value-type="float" office:value="0.691666666666667">
                <text:p>0.691666666666667</text:p>
              </table:table-cell>
              <table:table-cell office:value-type="float" office:value="0.0439611550821191">
                <text:p>0.0439611550821191</text:p>
              </table:table-cell>
              <table:table-cell office:value-type="float" office:value="0.591666666666667">
                <text:p>0.591666666666667</text:p>
              </table:table-cell>
              <table:table-cell office:value-type="float" office:value="0.0432712396231818">
                <text:p>0.0432712396231818</text:p>
              </table:table-cell>
              <table:table-cell office:value-type="float" office:value="0.575">
                <text:p>0.575</text:p>
              </table:table-cell>
              <table:table-cell office:value-type="float" office:value="0.0454925605194169">
                <text:p>0.045492560519416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62684223096497">
                <text:p>0.0762684223096497</text:p>
              </table:table-cell>
              <table:table-cell office:value-type="float" office:value="0.575">
                <text:p>0.575</text:p>
              </table:table-cell>
              <table:table-cell office:value-type="float" office:value="0.0642241624644787">
                <text:p>0.0642241624644787</text:p>
              </table:table-cell>
              <table:table-cell office:value-type="float" office:value="0.45">
                <text:p>0.45</text:p>
              </table:table-cell>
              <table:table-cell office:value-type="float" office:value="0.0635610383896482">
                <text:p>0.0635610383896482</text:p>
              </table:table-cell>
              <table:table-cell office:value-type="float" office:value="0.4375">
                <text:p>0.4375</text:p>
              </table:table-cell>
              <table:table-cell office:value-type="float" office:value="0.0722005746569235">
                <text:p>0.072200574656923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91563918239623">
                <text:p>0.0991563918239623</text:p>
              </table:table-cell>
              <table:table-cell office:value-type="float" office:value="0.511111111111111">
                <text:p>0.511111111111111</text:p>
              </table:table-cell>
              <table:table-cell office:value-type="float" office:value="0.0788655967978542">
                <text:p>0.0788655967978542</text:p>
              </table:table-cell>
              <table:table-cell office:value-type="float" office:value="0.380555555555556">
                <text:p>0.380555555555556</text:p>
              </table:table-cell>
              <table:table-cell office:value-type="float" office:value="0.0769356028670234">
                <text:p>0.0769356028670234</text:p>
              </table:table-cell>
              <table:table-cell office:value-type="float" office:value="0.369444444444444">
                <text:p>0.369444444444444</text:p>
              </table:table-cell>
              <table:table-cell office:value-type="float" office:value="0.0976151810262876">
                <text:p>0.0976151810262876</text:p>
              </table:table-cell>
              <table:table-cell office:value-type="float" office:value="0.480555555555555">
                <text:p>0.480555555555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1025566498675">
                <text:p>0.121025566498675</text:p>
              </table:table-cell>
              <table:table-cell office:value-type="float" office:value="0.485416666666667">
                <text:p>0.485416666666667</text:p>
              </table:table-cell>
              <table:table-cell office:value-type="float" office:value="0.0864110329537058">
                <text:p>0.0864110329537058</text:p>
              </table:table-cell>
              <table:table-cell office:value-type="float" office:value="0.322916666666667">
                <text:p>0.322916666666667</text:p>
              </table:table-cell>
              <table:table-cell office:value-type="float" office:value="0.082615836940815">
                <text:p>0.082615836940815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0.11835816452152">
                <text:p>0.11835816452152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5054419666808">
                <text:p>0.135054419666808</text:p>
              </table:table-cell>
              <table:table-cell office:value-type="float" office:value="0.441666666666667">
                <text:p>0.441666666666667</text:p>
              </table:table-cell>
              <table:table-cell office:value-type="float" office:value="0.0971808385601596">
                <text:p>0.0971808385601596</text:p>
              </table:table-cell>
              <table:table-cell office:value-type="float" office:value="0.29">
                <text:p>0.29</text:p>
              </table:table-cell>
              <table:table-cell office:value-type="float" office:value="0.0977405937223701">
                <text:p>0.0977405937223701</text:p>
              </table:table-cell>
              <table:table-cell office:value-type="float" office:value="0.286666666666666">
                <text:p>0.286666666666666</text:p>
              </table:table-cell>
              <table:table-cell office:value-type="float" office:value="0.130688828920122">
                <text:p>0.130688828920122</text:p>
              </table:table-cell>
              <table:table-cell office:value-type="float" office:value="0.423333333333333">
                <text:p>0.42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45260410671675">
                <text:p>0.145260410671675</text:p>
              </table:table-cell>
              <table:table-cell office:value-type="float" office:value="0.408333333333333">
                <text:p>0.408333333333333</text:p>
              </table:table-cell>
              <table:table-cell office:value-type="float" office:value="0.103420072312137">
                <text:p>0.103420072312137</text:p>
              </table:table-cell>
              <table:table-cell office:value-type="float" office:value="0.261111111111111">
                <text:p>0.261111111111111</text:p>
              </table:table-cell>
              <table:table-cell office:value-type="float" office:value="0.105554711498136">
                <text:p>0.105554711498136</text:p>
              </table:table-cell>
              <table:table-cell office:value-type="float" office:value="0.261111111111111">
                <text:p>0.261111111111111</text:p>
              </table:table-cell>
              <table:table-cell office:value-type="float" office:value="0.141919538794675">
                <text:p>0.141919538794675</text:p>
              </table:table-cell>
              <table:table-cell office:value-type="float" office:value="0.397222222222222">
                <text:p>0.397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4320527744447">
                <text:p>0.154320527744447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0.114451477560161">
                <text:p>0.114451477560161</text:p>
              </table:table-cell>
              <table:table-cell office:value-type="float" office:value="0.244047619047619">
                <text:p>0.244047619047619</text:p>
              </table:table-cell>
              <table:table-cell office:value-type="float" office:value="0.115613272178744">
                <text:p>0.115613272178744</text:p>
              </table:table-cell>
              <table:table-cell office:value-type="float" office:value="0.247619047619047">
                <text:p>0.247619047619047</text:p>
              </table:table-cell>
              <table:table-cell office:value-type="float" office:value="0.150280352963842">
                <text:p>0.150280352963842</text:p>
              </table:table-cell>
              <table:table-cell office:value-type="float" office:value="0.367857142857143">
                <text:p>0.367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3820479594061">
                <text:p>0.163820479594061</text:p>
              </table:table-cell>
              <table:table-cell office:value-type="float" office:value="0.360416666666667">
                <text:p>0.360416666666667</text:p>
              </table:table-cell>
              <table:table-cell office:value-type="float" office:value="0.125334561256604">
                <text:p>0.125334561256604</text:p>
              </table:table-cell>
              <table:table-cell office:value-type="float" office:value="0.232291666666667">
                <text:p>0.232291666666667</text:p>
              </table:table-cell>
              <table:table-cell office:value-type="float" office:value="0.121768811739262">
                <text:p>0.121768811739262</text:p>
              </table:table-cell>
              <table:table-cell office:value-type="float" office:value="0.229166666666667">
                <text:p>0.229166666666667</text:p>
              </table:table-cell>
              <table:table-cell office:value-type="float" office:value="0.158407014695414">
                <text:p>0.158407014695414</text:p>
              </table:table-cell>
              <table:table-cell office:value-type="float" office:value="0.346875">
                <text:p>0.34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7337812992099">
                <text:p>0.177337812992099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129704840994487">
                <text:p>0.129704840994487</text:p>
              </table:table-cell>
              <table:table-cell office:value-type="float" office:value="0.21574074074074">
                <text:p>0.21574074074074</text:p>
              </table:table-cell>
              <table:table-cell office:value-type="float" office:value="0.126769327457264">
                <text:p>0.126769327457264</text:p>
              </table:table-cell>
              <table:table-cell office:value-type="float" office:value="0.21574074074074">
                <text:p>0.21574074074074</text:p>
              </table:table-cell>
              <table:table-cell office:value-type="float" office:value="0.166319248334326">
                <text:p>0.166319248334326</text:p>
              </table:table-cell>
              <table:table-cell office:value-type="float" office:value="0.326851851851852">
                <text:p>0.3268518518518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6581072279279">
                <text:p>0.186581072279279</text:p>
              </table:table-cell>
              <table:table-cell office:value-type="float" office:value="0.33">
                <text:p>0.33</text:p>
              </table:table-cell>
              <table:table-cell office:value-type="float" office:value="0.133375701000429">
                <text:p>0.133375701000429</text:p>
              </table:table-cell>
              <table:table-cell office:value-type="float" office:value="0.2025">
                <text:p>0.2025</text:p>
              </table:table-cell>
              <table:table-cell office:value-type="float" office:value="0.130839784006887">
                <text:p>0.130839784006887</text:p>
              </table:table-cell>
              <table:table-cell office:value-type="float" office:value="0.2025">
                <text:p>0.2025</text:p>
              </table:table-cell>
              <table:table-cell office:value-type="float" office:value="0.177496574810879">
                <text:p>0.177496574810879</text:p>
              </table:table-cell>
              <table:table-cell office:value-type="float" office:value="0.318333333333333">
                <text:p>0.318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92892592456116">
                <text:p>0.192892592456116</text:p>
              </table:table-cell>
              <table:table-cell office:value-type="float" office:value="0.315151515151515">
                <text:p>0.315151515151515</text:p>
              </table:table-cell>
              <table:table-cell office:value-type="float" office:value="0.137912696254192">
                <text:p>0.137912696254192</text:p>
              </table:table-cell>
              <table:table-cell office:value-type="float" office:value="0.192424242424242">
                <text:p>0.192424242424242</text:p>
              </table:table-cell>
              <table:table-cell office:value-type="float" office:value="0.137247558644489">
                <text:p>0.137247558644489</text:p>
              </table:table-cell>
              <table:table-cell office:value-type="float" office:value="0.196969696969697">
                <text:p>0.196969696969697</text:p>
              </table:table-cell>
              <table:table-cell office:value-type="float" office:value="0.184144178619532">
                <text:p>0.184144178619532</text:p>
              </table:table-cell>
              <table:table-cell office:value-type="float" office:value="0.303787878787879">
                <text:p>0.3037878787878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99746855931266">
                <text:p>0.199746855931266</text:p>
              </table:table-cell>
              <table:table-cell office:value-type="float" office:value="0.304166666666667">
                <text:p>0.304166666666667</text:p>
              </table:table-cell>
              <table:table-cell office:value-type="float" office:value="0.143800366335176">
                <text:p>0.143800366335176</text:p>
              </table:table-cell>
              <table:table-cell office:value-type="float" office:value="0.185416666666667">
                <text:p>0.185416666666667</text:p>
              </table:table-cell>
              <table:table-cell office:value-type="float" office:value="0.143198311995078">
                <text:p>0.143198311995078</text:p>
              </table:table-cell>
              <table:table-cell office:value-type="float" office:value="0.188888888888889">
                <text:p>0.188888888888889</text:p>
              </table:table-cell>
              <table:table-cell office:value-type="float" office:value="0.190431833734902">
                <text:p>0.190431833734902</text:p>
              </table:table-cell>
              <table:table-cell office:value-type="float" office:value="0.290972222222222">
                <text:p>0.2909722222222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7846826309988">
                <text:p>0.207846826309988</text:p>
              </table:table-cell>
              <table:table-cell office:value-type="float" office:value="0.294871794871795">
                <text:p>0.294871794871795</text:p>
              </table:table-cell>
              <table:table-cell office:value-type="float" office:value="0.151570684030766">
                <text:p>0.151570684030766</text:p>
              </table:table-cell>
              <table:table-cell office:value-type="float" office:value="0.181410256410256">
                <text:p>0.181410256410256</text:p>
              </table:table-cell>
              <table:table-cell office:value-type="float" office:value="0.147564048217758">
                <text:p>0.147564048217758</text:p>
              </table:table-cell>
              <table:table-cell office:value-type="float" office:value="0.183974358974359">
                <text:p>0.183974358974359</text:p>
              </table:table-cell>
              <table:table-cell office:value-type="float" office:value="0.198193132086743">
                <text:p>0.198193132086743</text:p>
              </table:table-cell>
              <table:table-cell office:value-type="float" office:value="0.280769230769231">
                <text:p>0.2807692307692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6285845095539">
                <text:p>0.216285845095539</text:p>
              </table:table-cell>
              <table:table-cell office:value-type="float" office:value="0.2875">
                <text:p>0.2875</text:p>
              </table:table-cell>
              <table:table-cell office:value-type="float" office:value="0.158164644241423">
                <text:p>0.158164644241423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0.154304574340664">
                <text:p>0.154304574340664</text:p>
              </table:table-cell>
              <table:table-cell office:value-type="float" office:value="0.180952380952381">
                <text:p>0.180952380952381</text:p>
              </table:table-cell>
              <table:table-cell office:value-type="float" office:value="0.205823562890315">
                <text:p>0.205823562890315</text:p>
              </table:table-cell>
              <table:table-cell office:value-type="float" office:value="0.275">
                <text:p>0.2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2401139838243">
                <text:p>0.222401139838243</text:p>
              </table:table-cell>
              <table:table-cell office:value-type="float" office:value="0.279444444444444">
                <text:p>0.279444444444444</text:p>
              </table:table-cell>
              <table:table-cell office:value-type="float" office:value="0.165788458877221">
                <text:p>0.165788458877221</text:p>
              </table:table-cell>
              <table:table-cell office:value-type="float" office:value="0.176666666666667">
                <text:p>0.176666666666667</text:p>
              </table:table-cell>
              <table:table-cell office:value-type="float" office:value="0.161293029617749">
                <text:p>0.161293029617749</text:p>
              </table:table-cell>
              <table:table-cell office:value-type="float" office:value="0.179444444444444">
                <text:p>0.179444444444444</text:p>
              </table:table-cell>
              <table:table-cell office:value-type="float" office:value="0.210755359916147">
                <text:p>0.210755359916147</text:p>
              </table:table-cell>
              <table:table-cell office:value-type="float" office:value="0.264444444444444">
                <text:p>0.2644444444444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8214535221518">
                <text:p>0.228214535221518</text:p>
              </table:table-cell>
              <table:table-cell office:value-type="float" office:value="0.270833333333333">
                <text:p>0.270833333333333</text:p>
              </table:table-cell>
              <table:table-cell office:value-type="float" office:value="0.171021438441722">
                <text:p>0.171021438441722</text:p>
              </table:table-cell>
              <table:table-cell office:value-type="float" office:value="0.171875">
                <text:p>0.171875</text:p>
              </table:table-cell>
              <table:table-cell office:value-type="float" office:value="0.167547035340055">
                <text:p>0.167547035340055</text:p>
              </table:table-cell>
              <table:table-cell office:value-type="float" office:value="0.176041666666667">
                <text:p>0.176041666666667</text:p>
              </table:table-cell>
              <table:table-cell office:value-type="float" office:value="0.216729008256492">
                <text:p>0.216729008256492</text:p>
              </table:table-cell>
              <table:table-cell office:value-type="float" office:value="0.256770833333333">
                <text:p>0.2567708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35118937627486">
                <text:p>0.235118937627486</text:p>
              </table:table-cell>
              <table:table-cell office:value-type="float" office:value="0.264215686274509">
                <text:p>0.264215686274509</text:p>
              </table:table-cell>
              <table:table-cell office:value-type="float" office:value="0.174502152904075">
                <text:p>0.174502152904075</text:p>
              </table:table-cell>
              <table:table-cell office:value-type="float" office:value="0.166666666666666">
                <text:p>0.166666666666666</text:p>
              </table:table-cell>
              <table:table-cell office:value-type="float" office:value="0.171732775890927">
                <text:p>0.171732775890927</text:p>
              </table:table-cell>
              <table:table-cell office:value-type="float" office:value="0.170588235294117">
                <text:p>0.170588235294117</text:p>
              </table:table-cell>
              <table:table-cell office:value-type="float" office:value="0.222026643510159">
                <text:p>0.222026643510159</text:p>
              </table:table-cell>
              <table:table-cell office:value-type="float" office:value="0.250980392156863">
                <text:p>0.2509803921568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40112819006163">
                <text:p>0.240112819006163</text:p>
              </table:table-cell>
              <table:table-cell office:value-type="float" office:value="0.256481481481482">
                <text:p>0.256481481481482</text:p>
              </table:table-cell>
              <table:table-cell office:value-type="float" office:value="0.182569985641351">
                <text:p>0.182569985641351</text:p>
              </table:table-cell>
              <table:table-cell office:value-type="float" office:value="0.16712962962963">
                <text:p>0.16712962962963</text:p>
              </table:table-cell>
              <table:table-cell office:value-type="float" office:value="0.177458416475642">
                <text:p>0.177458416475642</text:p>
              </table:table-cell>
              <table:table-cell office:value-type="float" office:value="0.168055555555555">
                <text:p>0.168055555555555</text:p>
              </table:table-cell>
              <table:table-cell office:value-type="float" office:value="0.22706499946288">
                <text:p>0.22706499946288</text:p>
              </table:table-cell>
              <table:table-cell office:value-type="float" office:value="0.242592592592593">
                <text:p>0.242592592592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7589444328105">
                <text:p>0.247589444328105</text:p>
              </table:table-cell>
              <table:table-cell office:value-type="float" office:value="0.250438596491228">
                <text:p>0.250438596491228</text:p>
              </table:table-cell>
              <table:table-cell office:value-type="float" office:value="0.188337313785246">
                <text:p>0.188337313785246</text:p>
              </table:table-cell>
              <table:table-cell office:value-type="float" office:value="0.16359649122807">
                <text:p>0.16359649122807</text:p>
              </table:table-cell>
              <table:table-cell office:value-type="float" office:value="0.182874221143013">
                <text:p>0.182874221143013</text:p>
              </table:table-cell>
              <table:table-cell office:value-type="float" office:value="0.164912280701754">
                <text:p>0.164912280701754</text:p>
              </table:table-cell>
              <table:table-cell office:value-type="float" office:value="0.233411396008589">
                <text:p>0.233411396008589</text:p>
              </table:table-cell>
              <table:table-cell office:value-type="float" office:value="0.235964912280702">
                <text:p>0.2359649122807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4389791811839">
                <text:p>0.254389791811839</text:p>
              </table:table-cell>
              <table:table-cell office:value-type="float" office:value="0.246666666666667">
                <text:p>0.246666666666667</text:p>
              </table:table-cell>
              <table:table-cell office:value-type="float" office:value="0.192999499482364">
                <text:p>0.192999499482364</text:p>
              </table:table-cell>
              <table:table-cell office:value-type="float" office:value="0.161666666666667">
                <text:p>0.161666666666667</text:p>
              </table:table-cell>
              <table:table-cell office:value-type="float" office:value="0.187363898780995">
                <text:p>0.187363898780995</text:p>
              </table:table-cell>
              <table:table-cell office:value-type="float" office:value="0.161666666666667">
                <text:p>0.161666666666667</text:p>
              </table:table-cell>
              <table:table-cell office:value-type="float" office:value="0.238575154798913">
                <text:p>0.238575154798913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0779545463404">
                <text:p>0.260779545463404</text:p>
              </table:table-cell>
              <table:table-cell office:value-type="float" office:value="0.242857142857142">
                <text:p>0.242857142857142</text:p>
              </table:table-cell>
              <table:table-cell office:value-type="float" office:value="0.196973618604788">
                <text:p>0.196973618604788</text:p>
              </table:table-cell>
              <table:table-cell office:value-type="float" office:value="0.157539682539682">
                <text:p>0.157539682539682</text:p>
              </table:table-cell>
              <table:table-cell office:value-type="float" office:value="0.193303068288479">
                <text:p>0.193303068288479</text:p>
              </table:table-cell>
              <table:table-cell office:value-type="float" office:value="0.16031746031746">
                <text:p>0.16031746031746</text:p>
              </table:table-cell>
              <table:table-cell office:value-type="float" office:value="0.244126351547406">
                <text:p>0.244126351547406</text:p>
              </table:table-cell>
              <table:table-cell office:value-type="float" office:value="0.225396825396825">
                <text:p>0.2253968253968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66491656472923">
                <text:p>0.266491656472923</text:p>
              </table:table-cell>
              <table:table-cell office:value-type="float" office:value="0.238636363636364">
                <text:p>0.238636363636364</text:p>
              </table:table-cell>
              <table:table-cell office:value-type="float" office:value="0.200783436338482">
                <text:p>0.200783436338482</text:p>
              </table:table-cell>
              <table:table-cell office:value-type="float" office:value="0.156439393939394">
                <text:p>0.156439393939394</text:p>
              </table:table-cell>
              <table:table-cell office:value-type="float" office:value="0.198342631491672">
                <text:p>0.198342631491672</text:p>
              </table:table-cell>
              <table:table-cell office:value-type="float" office:value="0.158712121212121">
                <text:p>0.158712121212121</text:p>
              </table:table-cell>
              <table:table-cell office:value-type="float" office:value="0.24833708819557">
                <text:p>0.24833708819557</text:p>
              </table:table-cell>
              <table:table-cell office:value-type="float" office:value="0.220454545454545">
                <text:p>0.220454545454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0828506193059">
                <text:p>0.270828506193059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204229177391902">
                <text:p>0.204229177391902</text:p>
              </table:table-cell>
              <table:table-cell office:value-type="float" office:value="0.153985507246377">
                <text:p>0.153985507246377</text:p>
              </table:table-cell>
              <table:table-cell office:value-type="float" office:value="0.202052981367319">
                <text:p>0.202052981367319</text:p>
              </table:table-cell>
              <table:table-cell office:value-type="float" office:value="0.156884057971014">
                <text:p>0.156884057971014</text:p>
              </table:table-cell>
              <table:table-cell office:value-type="float" office:value="0.252598127393659">
                <text:p>0.252598127393659</text:p>
              </table:table-cell>
              <table:table-cell office:value-type="float" office:value="0.215579710144927">
                <text:p>0.2155797101449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5686367177486">
                <text:p>0.275686367177486</text:p>
              </table:table-cell>
              <table:table-cell office:value-type="float" office:value="0.228125">
                <text:p>0.228125</text:p>
              </table:table-cell>
              <table:table-cell office:value-type="float" office:value="0.210961683811551">
                <text:p>0.210961683811551</text:p>
              </table:table-cell>
              <table:table-cell office:value-type="float" office:value="0.153125">
                <text:p>0.153125</text:p>
              </table:table-cell>
              <table:table-cell office:value-type="float" office:value="0.204479130202018">
                <text:p>0.204479130202018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257315899695254">
                <text:p>0.257315899695254</text:p>
              </table:table-cell>
              <table:table-cell office:value-type="float" office:value="0.211805555555555">
                <text:p>0.2118055555555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8104109602608">
                <text:p>0.278104109602608</text:p>
              </table:table-cell>
              <table:table-cell office:value-type="float" office:value="0.222666666666666">
                <text:p>0.222666666666666</text:p>
              </table:table-cell>
              <table:table-cell office:value-type="float" office:value="0.214124436359549">
                <text:p>0.214124436359549</text:p>
              </table:table-cell>
              <table:table-cell office:value-type="float" office:value="0.15">
                <text:p>0.15</text:p>
              </table:table-cell>
              <table:table-cell office:value-type="float" office:value="0.210516721478116">
                <text:p>0.210516721478116</text:p>
              </table:table-cell>
              <table:table-cell office:value-type="float" office:value="0.151666666666667">
                <text:p>0.151666666666667</text:p>
              </table:table-cell>
              <table:table-cell office:value-type="float" office:value="0.261198296120712">
                <text:p>0.261198296120712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1746489982581">
                <text:p>0.281746489982581</text:p>
              </table:table-cell>
              <table:table-cell office:value-type="float" office:value="0.218269230769231">
                <text:p>0.218269230769231</text:p>
              </table:table-cell>
              <table:table-cell office:value-type="float" office:value="0.221539226853608">
                <text:p>0.221539226853608</text:p>
              </table:table-cell>
              <table:table-cell office:value-type="float" office:value="0.149679487179487">
                <text:p>0.149679487179487</text:p>
              </table:table-cell>
              <table:table-cell office:value-type="float" office:value="0.212345977481363">
                <text:p>0.212345977481363</text:p>
              </table:table-cell>
              <table:table-cell office:value-type="float" office:value="0.14775641025641">
                <text:p>0.14775641025641</text:p>
              </table:table-cell>
              <table:table-cell office:value-type="float" office:value="0.265239317401907">
                <text:p>0.265239317401907</text:p>
              </table:table-cell>
              <table:table-cell office:value-type="float" office:value="0.205128205128205">
                <text:p>0.205128205128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87189389562292">
                <text:p>0.287189389562292</text:p>
              </table:table-cell>
              <table:table-cell office:value-type="float" office:value="0.215123456790123">
                <text:p>0.215123456790123</text:p>
              </table:table-cell>
              <table:table-cell office:value-type="float" office:value="0.22566820615454">
                <text:p>0.22566820615454</text:p>
              </table:table-cell>
              <table:table-cell office:value-type="float" office:value="0.148148148148148">
                <text:p>0.148148148148148</text:p>
              </table:table-cell>
              <table:table-cell office:value-type="float" office:value="0.214044521472029">
                <text:p>0.214044521472029</text:p>
              </table:table-cell>
              <table:table-cell office:value-type="float" office:value="0.144444444444444">
                <text:p>0.144444444444444</text:p>
              </table:table-cell>
              <table:table-cell office:value-type="float" office:value="0.268558886431375">
                <text:p>0.268558886431375</text:p>
              </table:table-cell>
              <table:table-cell office:value-type="float" office:value="0.201234567901234">
                <text:p>0.2012345679012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9743458393464">
                <text:p>0.289743458393464</text:p>
              </table:table-cell>
              <table:table-cell office:value-type="float" office:value="0.210714285714286">
                <text:p>0.210714285714286</text:p>
              </table:table-cell>
              <table:table-cell office:value-type="float" office:value="0.230141961926436">
                <text:p>0.230141961926436</text:p>
              </table:table-cell>
              <table:table-cell office:value-type="float" office:value="0.14702380952381">
                <text:p>0.14702380952381</text:p>
              </table:table-cell>
              <table:table-cell office:value-type="float" office:value="0.21783423334101">
                <text:p>0.21783423334101</text:p>
              </table:table-cell>
              <table:table-cell office:value-type="float" office:value="0.141964285714286">
                <text:p>0.141964285714286</text:p>
              </table:table-cell>
              <table:table-cell office:value-type="float" office:value="0.2711176057703">
                <text:p>0.2711176057703</text:p>
              </table:table-cell>
              <table:table-cell office:value-type="float" office:value="0.197321428571429">
                <text:p>0.197321428571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2648577071888">
                <text:p>0.292648577071888</text:p>
              </table:table-cell>
              <table:table-cell office:value-type="float" office:value="0.206609195402299">
                <text:p>0.206609195402299</text:p>
              </table:table-cell>
              <table:table-cell office:value-type="float" office:value="0.233875890704329">
                <text:p>0.233875890704329</text:p>
              </table:table-cell>
              <table:table-cell office:value-type="float" office:value="0.145114942528736">
                <text:p>0.145114942528736</text:p>
              </table:table-cell>
              <table:table-cell office:value-type="float" office:value="0.221258094613015">
                <text:p>0.221258094613015</text:p>
              </table:table-cell>
              <table:table-cell office:value-type="float" office:value="0.140804597701149">
                <text:p>0.140804597701149</text:p>
              </table:table-cell>
              <table:table-cell office:value-type="float" office:value="0.273491605264587">
                <text:p>0.273491605264587</text:p>
              </table:table-cell>
              <table:table-cell office:value-type="float" office:value="0.193103448275862">
                <text:p>0.1931034482758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5949956105454">
                <text:p>0.295949956105454</text:p>
              </table:table-cell>
              <table:table-cell office:value-type="float" office:value="0.2025">
                <text:p>0.2025</text:p>
              </table:table-cell>
              <table:table-cell office:value-type="float" office:value="0.23878413734665">
                <text:p>0.23878413734665</text:p>
              </table:table-cell>
              <table:table-cell office:value-type="float" office:value="0.143611111111111">
                <text:p>0.143611111111111</text:p>
              </table:table-cell>
              <table:table-cell office:value-type="float" office:value="0.224407261269391">
                <text:p>0.224407261269391</text:p>
              </table:table-cell>
              <table:table-cell office:value-type="float" office:value="0.139444444444444">
                <text:p>0.139444444444444</text:p>
              </table:table-cell>
              <table:table-cell office:value-type="float" office:value="0.277475582380944">
                <text:p>0.277475582380944</text:p>
              </table:table-cell>
              <table:table-cell office:value-type="float" office:value="0.19">
                <text:p>0.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